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column table:style-name="co5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8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6">
            <text:p>CLOUD</text:p>
          </table:table-cell>
          <table:table-cell office:value-type="string" table:style-name="ce8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6">
            <text:p>FIRE</text:p>
          </table:table-cell>
          <table:table-cell office:value-type="string" table:style-name="ce8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6">
            <text:p>GHG</text:p>
          </table:table-cell>
          <table:table-cell office:value-type="string" table:style-name="ce8">
            <text:p>Greenhous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6">
            <text:p>GLACIERS</text:p>
          </table:table-cell>
          <table:table-cell office:value-type="string" table:style-name="ce8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6">
            <text:p>LC</text:p>
          </table:table-cell>
          <table:table-cell office:value-type="string" table:style-name="ce8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6">
            <text:p>OC</text:p>
          </table:table-cell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6">
            <text:p>OZONE</text:p>
          </table:table-cell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6">
            <text:p>SEALEVEL</text:p>
          </table:table-cell>
          <table:table-cell office:value-type="string" table:style-name="ce8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6">
            <text:p>GHRSST</text:p>
          </table:table-cell>
          <table:table-cell office:value-type="string" table:style-name="ce8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6">
            <text:p>SOILMOISTURE</text:p>
          </table:table-cell>
          <table:table-cell office:value-type="string" table:style-name="ce8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6">
            <text:p>ICESHEETS</text:p>
          </table:table-cell>
          <table:table-cell office:value-type="string" table:style-name="ce8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6">
            <text:p>SEAICE</text:p>
          </table:table-cell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04T11:07:51Z</dc:date>
    <meta:print-date>2015-10-26T09:02:18Z</meta:print-date>
    <meta:editing-cycles>30</meta:editing-cycles>
    <meta:editing-duration>PT5265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